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a9837" officeooo:paragraph-rsid="001a9837"/>
    </style:style>
    <style:style style:name="P2" style:family="paragraph" style:parent-style-name="Standard">
      <style:paragraph-properties fo:text-align="start" style:justify-single-word="false"/>
      <style:text-properties officeooo:rsid="001c3e85" officeooo:paragraph-rsid="001c3e85"/>
    </style:style>
    <style:style style:name="P3" style:family="paragraph" style:parent-style-name="Standard">
      <style:paragraph-properties fo:text-align="start" style:justify-single-word="false"/>
      <style:text-properties officeooo:rsid="001c3e85" officeooo:paragraph-rsid="001dd4e8"/>
    </style:style>
    <style:style style:name="P4" style:family="paragraph" style:parent-style-name="Standard">
      <style:paragraph-properties fo:text-align="center" style:justify-single-word="false"/>
      <style:text-properties officeooo:rsid="001c3e85" officeooo:paragraph-rsid="001a9837"/>
    </style:style>
    <style:style style:name="P5" style:family="paragraph" style:parent-style-name="Standard">
      <style:paragraph-properties fo:text-align="start" style:justify-single-word="false"/>
      <style:text-properties officeooo:rsid="001c4d8b" officeooo:paragraph-rsid="001c4d8b"/>
    </style:style>
    <style:style style:name="P6" style:family="paragraph" style:parent-style-name="Standard">
      <style:paragraph-properties fo:text-align="start" style:justify-single-word="false"/>
      <style:text-properties officeooo:rsid="001dd4e8" officeooo:paragraph-rsid="001dd4e8"/>
    </style:style>
    <style:style style:name="P7" style:family="paragraph" style:parent-style-name="Standard">
      <style:paragraph-properties fo:text-align="start" style:justify-single-word="false"/>
      <style:text-properties officeooo:rsid="001e947d" officeooo:paragraph-rsid="001e947d"/>
    </style:style>
    <style:style style:name="P8" style:family="paragraph" style:parent-style-name="Standard">
      <style:paragraph-properties fo:text-align="start" style:justify-single-word="false"/>
      <style:text-properties officeooo:rsid="001e9f19" officeooo:paragraph-rsid="001e9f19"/>
    </style:style>
    <style:style style:name="P9" style:family="paragraph" style:parent-style-name="Standard">
      <style:paragraph-properties fo:text-align="start" style:justify-single-word="false"/>
      <style:text-properties officeooo:rsid="001fe107" officeooo:paragraph-rsid="001fe107"/>
    </style:style>
    <style:style style:name="P10" style:family="paragraph" style:parent-style-name="Standard">
      <style:paragraph-properties fo:text-align="start" style:justify-single-word="false"/>
      <style:text-properties officeooo:rsid="0020ae4c" officeooo:paragraph-rsid="0020ae4c"/>
    </style:style>
    <style:style style:name="P11" style:family="paragraph" style:parent-style-name="Standard">
      <style:paragraph-properties fo:text-align="start" style:justify-single-word="false"/>
      <style:text-properties officeooo:rsid="002285b4" officeooo:paragraph-rsid="002285b4"/>
    </style:style>
    <style:style style:name="P12" style:family="paragraph" style:parent-style-name="Standard" style:list-style-name="L1">
      <style:paragraph-properties fo:text-align="start" style:justify-single-word="false"/>
      <style:text-properties officeooo:rsid="001c4d8b" officeooo:paragraph-rsid="001c4d8b"/>
    </style:style>
    <style:style style:name="P13" style:family="paragraph" style:parent-style-name="Standard">
      <style:paragraph-properties fo:text-align="start" style:justify-single-word="false"/>
      <style:text-properties officeooo:rsid="00232181" officeooo:paragraph-rsid="00232181"/>
    </style:style>
    <style:style style:name="P14" style:family="paragraph" style:parent-style-name="Standard">
      <style:paragraph-properties fo:text-align="start" style:justify-single-word="false"/>
      <style:text-properties officeooo:paragraph-rsid="00273bde"/>
    </style:style>
    <style:style style:name="P15" style:family="paragraph" style:parent-style-name="Standard">
      <style:paragraph-properties fo:text-align="start" style:justify-single-word="false"/>
      <style:text-properties officeooo:rsid="001c3e85" officeooo:paragraph-rsid="001c3e85"/>
    </style:style>
    <style:style style:name="P16" style:family="paragraph" style:parent-style-name="Standard">
      <style:paragraph-properties fo:text-align="start" style:justify-single-word="false"/>
      <style:text-properties officeooo:rsid="001c3e85" officeooo:paragraph-rsid="00273bde"/>
    </style:style>
    <style:style style:name="P17" style:family="paragraph" style:parent-style-name="Standard">
      <style:paragraph-properties fo:text-align="start" style:justify-single-word="false"/>
      <style:text-properties fo:font-style="italic" officeooo:rsid="00232181" officeooo:paragraph-rsid="00232181" style:font-style-asian="italic" style:font-style-complex="italic"/>
    </style:style>
    <style:style style:name="P18" style:family="paragraph" style:parent-style-name="Standard">
      <style:paragraph-properties fo:text-align="start" style:justify-single-word="false"/>
      <style:text-properties fo:font-style="italic" officeooo:rsid="0024a7ab" officeooo:paragraph-rsid="0024a7ab" style:font-style-asian="italic" style:font-style-complex="italic"/>
    </style:style>
    <style:style style:name="P19" style:family="paragraph" style:parent-style-name="Standard">
      <style:paragraph-properties fo:text-align="start" style:justify-single-word="false"/>
      <style:text-properties fo:font-style="italic" officeooo:rsid="0024ea79" officeooo:paragraph-rsid="0024ea79" style:font-style-asian="italic" style:font-style-complex="italic"/>
    </style:style>
    <style:style style:name="P20" style:family="paragraph" style:parent-style-name="Standard">
      <style:paragraph-properties fo:text-align="start" style:justify-single-word="false"/>
      <style:text-properties officeooo:rsid="0024ea79" officeooo:paragraph-rsid="0024ea79"/>
    </style:style>
    <style:style style:name="P21" style:family="paragraph" style:parent-style-name="Standard">
      <style:paragraph-properties fo:text-align="start" style:justify-single-word="false"/>
      <style:text-properties officeooo:rsid="00273bde" officeooo:paragraph-rsid="00273bde"/>
    </style:style>
    <style:style style:name="P22" style:family="paragraph" style:parent-style-name="Standard">
      <style:paragraph-properties fo:text-align="start" style:justify-single-word="false"/>
      <style:text-properties officeooo:rsid="00290cae" officeooo:paragraph-rsid="00290cae"/>
    </style:style>
    <style:style style:name="P23" style:family="paragraph" style:parent-style-name="Standard">
      <style:paragraph-properties fo:text-align="start" style:justify-single-word="false"/>
      <style:text-properties officeooo:rsid="002a1dd7" officeooo:paragraph-rsid="002a1dd7"/>
    </style:style>
    <style:style style:name="P24" style:family="paragraph" style:parent-style-name="Standard">
      <style:paragraph-properties fo:text-align="start" style:justify-single-word="false"/>
      <style:text-properties officeooo:rsid="002af73d" officeooo:paragraph-rsid="002af73d"/>
    </style:style>
    <style:style style:name="P25" style:family="paragraph" style:parent-style-name="Standard">
      <style:paragraph-properties fo:text-align="start" style:justify-single-word="false"/>
      <style:text-properties officeooo:rsid="002cbbf0" officeooo:paragraph-rsid="002cbbf0"/>
    </style:style>
    <style:style style:name="T1" style:family="text">
      <style:text-properties fo:font-style="normal" style:font-style-asian="normal" style:font-style-complex="normal"/>
    </style:style>
    <style:style style:name="T2" style:family="text">
      <style:text-properties fo:font-style="normal" officeooo:rsid="0024a7ab" style:font-style-asian="normal" style:font-style-complex="normal"/>
    </style:style>
    <style:style style:name="T3" style:family="text">
      <style:text-properties officeooo:rsid="00273bde"/>
    </style:style>
    <style:style style:name="T4" style:family="text">
      <style:text-properties officeooo:rsid="00290ca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uring Rails Applications</text:p>
      <text:p text:style-name="P4"/>
      <text:p text:style-name="P2">1. Introduction</text:p>
      <text:p text:style-name="P2">Security depends on all layers of a web application environment: The back-end storage, the web server, and the web application itself. The guide is about preventing threats against webapp.</text:p>
      <text:p text:style-name="P2"/>
      <text:p text:style-name="P2">2. Sessions</text:p>
      <text:p text:style-name="P2">2.1 What are Sessions?</text:p>
      <text:p text:style-name="P2">Sessions keep track of state for users that interaction with application</text:p>
      <text:p text:style-name="P2"/>
      <text:p text:style-name="P2">2.2 Session Hijacking</text:p>
      <text:p text:style-name="P5">Stealing a user’s session ID lets an attacker use the web app in the victim’s name.</text:p>
      <text:list xml:id="list643834189" text:style-name="L1">
        <text:list-item>
          <text:p text:style-name="P12">Sniff the cookie in an insecure network</text:p>
        </text:list-item>
        <text:list-item>
          <text:p text:style-name="P12">If use forgets to log out in a public terminal</text:p>
        </text:list-item>
        <text:list-item>
          <text:p text:style-name="P12">cross site scripting exploits</text:p>
        </text:list-item>
        <text:list-item>
          <text:p text:style-name="P12">session fixation</text:p>
        </text:list-item>
      </text:list>
      <text:p text:style-name="P5"/>
      <text:p text:style-name="P5">2.3 Session Storage</text:p>
      <text:p text:style-name="P6">`CookieStore` uses the encrypted cookie jar to provide a secure, encrypted location to store session data. The encryption key, as well as the verification key used for signed cookies, is derived from the secret_key_base configuration value. </text:p>
      <text:p text:style-name="P2"/>
      <text:p text:style-name="P6">2.4 Rotating Encrypted and Signed Cookies Configurations</text:p>
      <text:p text:style-name="P3">It's possible to rotate the ciphers and digests used for encrypted and signed cookies.</text:p>
      <text:p text:style-name="P3"/>
      <text:p text:style-name="P6">2.5 Replay Attacks for CookieStore Sessions</text:p>
      <text:p text:style-name="P6">A user uses an old session cookie to replace current cookie to try and bypass app rules, solution is not to store important data in session like a credit value that changes when a user makes a purchase.</text:p>
      <text:p text:style-name="P6"/>
      <text:p text:style-name="P6">2.6 Session Fixation</text:p>
      <text:p text:style-name="P7">Attacker creates a valid session ID and lures client into using it through JavaScript in an infected page.</text:p>
      <text:p text:style-name="P7"/>
      <text:p text:style-name="P7">2.7 Session Fixation – Countermeasures</text:p>
      <text:p text:style-name="P7">you can issue a new session identifier and declare the old one invalid after a successful login. `reset_session`. Devise gem automatically expire sessions on sign in and signout. Another countermeasure can be to save user-specific properties in the session, verify them every time <text:s/>a request comes in and deny access if information does not match.</text:p>
      <text:p text:style-name="P7"/>
      <text:p text:style-name="P7">2.8 Session Expiry</text:p>
      <text:p text:style-name="P7">Sessions that never expire extend the time-frame for attacks such as cross-site request forgery, session hijacking, and session fixation.</text:p>
      <text:p text:style-name="P7"/>
      <text:p text:style-name="P8">3. Cross-Site Request Forgery (CSRF)</text:p>
      <text:p text:style-name="P9">This attack works by including malicious code or a link in a page that accesses a web application that the user is believed to have authenticated. If the session for that web application has not timed out, an attacker may execute unauthorized commands.</text:p>
      <text:p text:style-name="P9"/>
      <text:p text:style-name="P9"/>
      <text:p text:style-name="P9"/>
      <text:p text:style-name="P9"><text:soft-page-break/>3.1 CSRF Countermeasures</text:p>
      <text:p text:style-name="P9">3.1.1 Use GET and POST appropriately</text:p>
      <text:p text:style-name="P10">3.1.2 Required Security Token</text:p>
      <text:p text:style-name="P10">3.1.3 Clearing Persistent Cookies</text:p>
      <text:p text:style-name="P10"/>
      <text:p text:style-name="P11">4 Redirection and Files</text:p>
      <text:p text:style-name="P13">4.1 Redirection</text:p>
      <text:p text:style-name="P13">passing user input directly into `redirect_to` is considered dangerous. A simple countermeasure would be to include only the expected parameters in a legacy action. If you redirect to a url check it with a permitted list or a regexp.</text:p>
      <text:p text:style-name="P13"/>
      <text:p text:style-name="P13">4.1.1 Self-contained XSS</text:p>
      <text:p text:style-name="P13">Firefox and Opera by the use of the data protocol.</text:p>
      <text:p text:style-name="P13">`data: text/html; base64, PHN......D4K`</text:p>
      <text:p text:style-name="P13">Do not allow user to supply parts of URL to be redirected to.</text:p>
      <text:p text:style-name="P2"/>
      <text:p text:style-name="P13">4.2 File Uploads</text:p>
      <text:p text:style-name="P13">Make sure file uploads don’t overwrite important files, and process media files asynchronously.</text:p>
      <text:p text:style-name="P17">File names <text:span text:style-name="T2">It is best to use a permitted list approach, which checks for the validity of a file name with a set of accepted characters.</text:span></text:p>
      <text:p text:style-name="P18"><text:span text:style-name="T1">A significant disadvantage of synchronous processing of file uploads is its vulnerability to DOS attacks. IT is best to process media files asynchronously. Save the media file and schedule a processing request in the database.</text:span></text:p>
      <text:p text:style-name="P18"><text:span text:style-name="T1"/></text:p>
      <text:p text:style-name="P18"><text:span text:style-name="T1">4.3 Executable Code in File Uploads</text:span></text:p>
      <text:p text:style-name="P18"><text:span text:style-name="T1">Source code in uploaded files may be executed when placed in specific directories. Do not place file uploads in Rails’ /public directory if it is Apache’s home directory.</text:span></text:p>
      <text:p text:style-name="P18"><text:span text:style-name="T1"/></text:p>
      <text:p text:style-name="P18"><text:span text:style-name="T1">4.4 File Downloads</text:span></text:p>
      <text:p text:style-name="P18"><text:span text:style-name="T1">Make sure users cannot download arbitrary files.</text:span></text:p>
      <text:p text:style-name="P18"><text:span text:style-name="T1"/></text:p>
      <text:p text:style-name="P18"><text:span text:style-name="T1">5 User management</text:span></text:p>
      <text:p text:style-name="P18"><text:span text:style-name="T1">5.1 Brute-Forcing Accounts</text:span></text:p>
      <text:p text:style-name="P18"><text:span text:style-name="T1">Fend them off with more generic error messages and possibly require to enter a </text:span>CAPTCHA. </text:p>
      <text:p text:style-name="P19"><text:span text:style-name="T1"/></text:p>
      <text:p text:style-name="P19"><text:span text:style-name="T1">5.2 Account Hijacking</text:span></text:p>
      <text:p text:style-name="P20">5.2.1 Passwords</text:p>
      <text:p text:style-name="P20">In a situation where an attacker has stolen a user’s session cookie. As a countermeasure, make change-password forms safe against CSRF and require the user to enter the old password when changing it.</text:p>
      <text:p text:style-name="P20">5.2.2 E-Mail</text:p>
      <text:p text:style-name="P20">Attacker can also take over account by changing email address. As a countermeasure require the user to enter the password when changing the email address, too.</text:p>
      <text:p text:style-name="P20">5.2.3 Other</text:p>
      <text:p text:style-name="P20">Application depending. In many cases CSRF and XSS. Review application logic and eliminate all XSS and CSRF vulnerabilities.</text:p>
      <text:p text:style-name="P20"/>
      <text:p text:style-name="P20"/>
      <text:p text:style-name="P20"/>
      <text:p text:style-name="P20"/>
      <text:p text:style-name="P20"><text:soft-page-break/>5.3 CAPTCHAs</text:p>
      <text:p text:style-name="P21">Positive and negative captchas</text:p>
      <text:p text:style-name="P21"/>
      <text:p text:style-name="P21">5.4 Logging</text:p>
      <text:p text:style-name="P14"><text:span text:style-name="T3">By default, Rails logs all requests being made to the web application. Log files can be a huge security issue. When designing a web app security concept, should also think about what will happen if an attacker got access to the web server. Encrypting secrets in the DB will be useless if everything is available in the log files. Rails adds a list of default filters, including :Passw, :secret, and :token in appropriate initializer: </text:span><text:span text:style-name="Source_20_Text">initializers/filter_parameter_logging</text:span><text:span text:style-name="Source_20_Text"><text:span text:style-name="T3">.</text:span></text:span></text:p>
      <text:p text:style-name="P2"/>
      <text:p text:style-name="P16">5.5 Regular Expressions</text:p>
      <text:p text:style-name="P16">A common pitfall in Ruby’s regular expressions is to match the string’s beginning and end by ^ and $ <text:span text:style-name="T4">(match line beginning and end)</text:span>, instead of \A and \z<text:span text:style-name="T4">(match string beginning and end)</text:span>.</text:p>
      <text:p text:style-name="P16"/>
      <text:p text:style-name="P22">5.6 privilege Escalation</text:p>
      <text:p text:style-name="P22">Most common parameter that a user can tamper with is id. When making a query based on input param. Query the user’s access rights too.</text:p>
      <text:p text:style-name="P22"/>
      <text:p text:style-name="P22">6 Injection</text:p>
      <text:p text:style-name="P23">Context can be scripting, query, or programming language, the shell, or Ruby/Rails method.</text:p>
      <text:p text:style-name="P23"/>
      <text:p text:style-name="P24">6.2.4 Countermeasures </text:p>
      <text:p text:style-name="P25">Ruby has built in filter for special SQL characters. Using Model.find(id) or Model.find_by_something(something) automatically applies this countermeasure. But in SQL fragments, especially in conditions fragments (where(“...”)), the connection.execute() or Model.find_by_sql() methods, it has to be applied manually. </text:p>
      <text:p text:style-name="P25">You can use positional handlers or named handlers.</text:p>
      <text:p text:style-name="P2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sources:</text:p>
      <text:p text:style-name="P2"><text:a xlink:type="simple" xlink:href="https://guides.rubyonrails.org/security.html" text:style-name="Internet_20_link" text:visited-style-name="Visited_20_Internet_20_Link">https://guides.rubyonrails.org/security.html</text:a></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1:50:56.455492870</meta:creation-date>
    <dc:date>2024-05-21T18:41:57.866183245</dc:date>
    <meta:editing-duration>PT44M36S</meta:editing-duration>
    <meta:editing-cycles>5</meta:editing-cycles>
    <meta:generator>LibreOffice/7.3.7.2$Linux_X86_64 LibreOffice_project/30$Build-2</meta:generator>
    <meta:document-statistic meta:table-count="0" meta:image-count="0" meta:object-count="0" meta:page-count="4" meta:paragraph-count="70" meta:word-count="882" meta:character-count="5588" meta:non-whitespace-character-count="4774"/>
  </office:meta>
</office:document-meta>
</file>